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950c" officeooo:paragraph-rsid="000c950c"/>
    </style:style>
    <style:style style:name="P2" style:family="paragraph" style:parent-style-name="Standard" style:list-style-name="L1">
      <style:text-properties officeooo:rsid="000c950c" officeooo:paragraph-rsid="000c950c"/>
    </style:style>
    <style:style style:name="P3" style:family="paragraph" style:parent-style-name="Standard" style:list-style-name="L1">
      <style:text-properties officeooo:rsid="000e23f8" officeooo:paragraph-rsid="000e23f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WS Cloud Formation initial Sequence</text:p>
      <text:p text:style-name="P1"/>
      <text:list xml:id="list3607079562" text:style-name="L1">
        <text:list-item>
          <text:p text:style-name="P2"><text:s/>Vpc</text:p>
        </text:list-item>
        <text:list-item>
          <text:p text:style-name="P2">subnets</text:p>
        </text:list-item>
        <text:list-item>
          <text:p text:style-name="P2">internet Gateway</text:p>
        </text:list-item>
        <text:list-item>
          <text:p text:style-name="P3">Route-Table</text:p>
        </text:list-item>
        <text:list-item>
          <text:p text:style-name="P3">Routes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0T21:27:03.836914279</meta:creation-date>
    <dc:date>2018-12-30T21:32:17.831211786</dc:date>
    <meta:editing-duration>PT5M1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6" meta:character-count="91" meta:non-whitespace-character-count="84"/>
  </office:meta>
</office:document-meta>
</file>